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e24a7" officeooo:paragraph-rsid="000e24a7"/>
    </style:style>
    <style:style style:name="P9" style:family="paragraph" style:parent-style-name="Standard">
      <style:text-properties officeooo:rsid="001a5151" officeooo:paragraph-rsid="001a5151"/>
    </style:style>
    <style:style style:name="P10" style:family="paragraph" style:parent-style-name="Standard">
      <style:text-properties officeooo:rsid="00201934" officeooo:paragraph-rsid="00201934"/>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4ef64"/>
    </style:style>
    <style:style style:name="T5" style:family="text">
      <style:text-properties officeooo:rsid="0015afa1"/>
    </style:style>
    <style:style style:name="T6" style:family="text">
      <style:text-properties officeooo:rsid="001d8e47"/>
    </style:style>
    <style:style style:name="T7" style:family="text">
      <style:text-properties officeooo:rsid="00201934"/>
    </style:style>
    <style:style style:name="T8" style:family="text">
      <style:text-properties officeooo:rsid="002110a0"/>
    </style:style>
    <style:style style:name="T9" style:family="text">
      <style:text-properties officeooo:rsid="00237d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2 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8">What is open source software?</text:p>
      <text:p text:style-name="P8"/>
      <text:p text:style-name="P8">In a nutshell, open source software is software that you can run for any purpose, copy to any number of computers, modify and redistribute, either free or for a fee, and fork to make your own software that uses parts of other open source software. This is in contrast to other operating systems, such as <text:span text:style-name="T8">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8">Sonar is free and open source software. Please note: some of the drivers included in this distribution are proprietary I.E, closed source, in particular some nvidia graphics card drivers, and drivers for some broadcom wireless cards.</text:p>
      <text:p text:style-name="P4"/>
      <text:p text:style-name="P4">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5"/>
      <text:p text:style-name="P6">The desktop</text:p>
      <text:p text:style-name="P6"/>
      <text:p text:style-name="P6"/>
      <text:p text:style-name="P6">Sonar Comes in <text:span text:style-name="T3">three</text:span> editions, depending on the desktop used. Gnome, which uses the gnome shell desktop environment, and mate, which uses the mate desktop environment. <text:span text:style-name="T4">This Users manual covers the mate edition. Documentation for each desktop is covered on the image for that desktop. The third edition of sonar is known as Sonar command line edition, and does not come with a desktop.</text:span></text:p>
      <text:p text:style-name="P6"/>
      <text:p text:style-name="P6">A tour of the <text:span text:style-name="T7">mate</text:span> desktop</text:p>
      <text:p text:style-name="P7"/>
      <text:p text:style-name="P7">When you first boot sonar, you are presented with the <text:span text:style-name="T7">mate</text:span> desktop. It consists of the following parts. The desktop area is where your desktop icons are stored. <text:span text:style-name="T9">Below</text:span> this is the <text:span text:style-name="T7">bottom</text:span> panel, where you can <text:soft-page-break/>view your apointments, <text:s/>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5">and log off or shut down your computer</text:span>. To cycle between the <text:span text:style-name="T7">bottom</text:span> panel <text:span text:style-name="T7">and </text:span>the desktop press control+alt+tab. If you want to minimize all windows and focus on the desktop at any time, press windows+d. <text:span text:style-name="T9">Please note: The mate desktop by default has three menus along it's panel. Applications, for installed applications. Places, for frequently used places and bookmarks, and system, for system settings and the control panel. This has been combined into one menu in sonar. If you ever want to go back to the mate default, refer to the mate's built in documentation for how to do this. You can get to mate's help, or any other applicationn's help, by pressing f1 at any time when you're in that application. For mate, this means pressing f1 anywhere in mate, while not focused on an application, so when focused on the desktop.</text:span></text:p>
      <text:p text:style-name="P10"/>
      <text:p text:style-name="P10">The system menu</text:p>
      <text:p text:style-name="P10"/>
      <text:p text:style-name="P10">To access your installed applications or change system settings, you do so by entering the system menu. This is done by pressing alt+f1. Orca should announce “window”. Press the up and down arrows to move around the menu. The layout is as follows. Applications are sorted into categories, such as sound and video, internet, games, graphics, etc. Some applications do appear in multiple categories, usually accessories, since that category is somewhat generic. Beyond this is a “system” menu item. Inside of this menu is a list of all the settings you can change. Pressing enter on one of these items causes a dialog to open where you can change those settings. For example, if you pressed enter on the “accessibility” menu item, the accessibility settings would open. Take some time to explore the menus to familiarize yourself with their layout.</text:p>
      <text:p text:style-name="P10"/>
      <text:p text:style-name="P9">Basic orca configuration</text:p>
      <text:p text:style-name="P9"/>
      <text:p text:style-name="P9">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9"/>
      <text:p text:style-name="P9">Adjusting the speech rate</text:p>
      <text:p text:style-name="P9"/>
      <text:p text:style-name="P9">To adjust the speech rate, <text:s/>first open t<text:span text:style-name="T6">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7-08T10:24:04.485283701</dc:date>
    <meta:editing-duration>PT1H20M54S</meta:editing-duration>
    <meta:editing-cycles>35</meta:editing-cycles>
    <meta:generator>LibreOffice/4.4.4.3$Linux_X86_64 LibreOffice_project/40m0$Build-3</meta:generator>
    <meta:document-statistic meta:table-count="0" meta:image-count="0" meta:object-count="0" meta:page-count="2" meta:paragraph-count="19" meta:word-count="1040" meta:character-count="6220" meta:non-whitespace-character-count="5192"/>
  </office:meta>
</office:document-meta>
</file>